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Zombie</text:p>
          </table:table-cell>
          <table:table-cell table:style-name="ce7" office:value-type="string">
            <text:p>Zombi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8" table:number-columns-repeated="1016"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Ghoul</text:p>
          </table:table-cell>
          <table:table-cell table:style-name="ce7" office:value-type="string">
            <text:p>Gh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+con/str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Ghoulish Le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eap to a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Gn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ite a target and stun 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t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zone on the floor that heals undead and damage liv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keleton</text:p>
          </table:table-cell>
          <table:table-cell table:style-name="ce7" office:value-type="string">
            <text:p>Skelet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one Armou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Vampire</text:p>
          </table:table-cell>
          <table:table-cell table:style-name="ce7" office:value-type="string">
            <text:p>Vampir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Feed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harm Living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Lich</text:p>
          </table:table-cell>
          <table:table-cell table:style-name="ce7" office:value-type="string">
            <text:p>Lic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Wraith</text:p>
          </table:table-cell>
          <table:table-cell table:style-name="ce7" office:value-type="string">
            <text:p>Wrai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Etherea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55">
            <text:p>5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table:number-columns-repeated="4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/04/2010</text:date>, <text:time>15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4-09T11:25:31</dc:date>
    <dc:language>fr-FR</dc:language>
    <meta:editing-cycles>127</meta:editing-cycles>
    <meta:editing-duration>PT94H05M23S</meta:editing-duration>
    <dc:creator>Nicolas Casalini</dc:creator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